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C0000034A25DF957C6788A5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901cm" svg:height="22.278cm" draw:z-index="0"><draw:image xlink:href="Pictures/100000000000019C0000034A25DF957C6788A5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3:04:07.129902648</dc:date>
    <meta:editing-duration>PT49S</meta:editing-duration>
    <meta:editing-cycles>4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